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/>
    </style:style>
    <style:style style:name="ce2" style:family="table-cell" style:parent-style-name="Default" style:data-style-name="N121">
      <style:table-cell-properties fo:background-color="#666666"/>
      <style:text-properties fo:color="#ffffff"/>
    </style:style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Bolts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tal</text:p>
          </table:table-cell>
          <table:table-cell table:style-name="ce2" office:value-type="string" calcext:value-type="string">
            <text:p>Price /100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/>
          <table:table-cell office:value-type="string" calcext:value-type="string">
            <text:p>DIN912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E2:.H2])" office:value-type="float" office:value="24" calcext:value-type="float">
            <text:p>24</text:p>
          </table:table-cell>
          <table:table-cell office:value-type="currency" office:currency="EUR" office:value="12.08" calcext:value-type="currency">
            <text:p>€ 12.08</text:p>
          </table:table-cell>
          <table:table-cell table:formula="of:=[.J2]/100" office:value-type="currency" office:currency="EUR" office:value="0.1208" calcext:value-type="currency">
            <text:p>€ 0.12</text:p>
          </table:table-cell>
          <table:table-cell table:formula="of:=[.I2]*[.K2]" office:value-type="currency" office:currency="EUR" office:value="2.8992" calcext:value-type="currency">
            <text:p>€ 2.90</text:p>
          </table:table-cell>
          <table:table-cell office:value-type="string" calcext:value-type="string">
            <text:p><text:a xlink:href="https://www.rvspaleis.nl/bouten/binnenzeskant/din-912/din-912-%5B-%5D-a2/din-912-%5B-%5D-a2-%5B-%5D-m3/912-2-3x40_100" xlink:type="simple">https://www.rvspaleis.nl/bouten/binnenzeskant/din-912/din-912-[-]-a2/din-912-[-]-a2-[-]-m3/912-2-3x40_100</text:a> </text:p>
          </table:table-cell>
        </table:table-row>
        <table:table-row table:style-name="ro1">
          <table:table-cell/>
          <table:table-cell office:value-type="string" calcext:value-type="string">
            <text:p>DIN912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SUM([.E3:.H3])" office:value-type="float" office:value="26" calcext:value-type="float">
            <text:p>26</text:p>
          </table:table-cell>
          <table:table-cell office:value-type="currency" office:currency="EUR" office:value="8.36" calcext:value-type="currency">
            <text:p>€ 8.36</text:p>
          </table:table-cell>
          <table:table-cell table:formula="of:=[.J3]/100" office:value-type="currency" office:currency="EUR" office:value="0.0836" calcext:value-type="currency">
            <text:p>€ 0.08</text:p>
          </table:table-cell>
          <table:table-cell table:formula="of:=[.I3]*[.K3]" office:value-type="currency" office:currency="EUR" office:value="2.1736" calcext:value-type="currency">
            <text:p>€ 2.17</text:p>
          </table:table-cell>
          <table:table-cell office:value-type="string" calcext:value-type="string">
            <text:p><text:a xlink:href="https://www.rvspaleis.nl/bouten/binnenzeskant/din-912/din-912-%5B-%5D-a2/din-912-%5B-%5D-a2-%5B-%5D-m3/912-2-3x25_100" xlink:type="simple">https://www.rvspaleis.nl/bouten/binnenzeskant/din-912/din-912-[-]-a2/din-912-[-]-a2-[-]-m3/912-2-3x25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E4:.H4])" office:value-type="float" office:value="28" calcext:value-type="float">
            <text:p>28</text:p>
          </table:table-cell>
          <table:table-cell office:value-type="currency" office:currency="EUR" office:value="7.72" calcext:value-type="currency">
            <text:p>€ 7.72</text:p>
          </table:table-cell>
          <table:table-cell table:formula="of:=[.J4]/100" office:value-type="currency" office:currency="EUR" office:value="0.0772" calcext:value-type="currency">
            <text:p>€ 0.08</text:p>
          </table:table-cell>
          <table:table-cell table:formula="of:=[.I4]*[.K4]" office:value-type="currency" office:currency="EUR" office:value="2.1616" calcext:value-type="currency">
            <text:p>€ 2.16</text:p>
          </table:table-cell>
          <table:table-cell office:value-type="string" calcext:value-type="string">
            <text:p><text:a xlink:href="https://www.rvspaleis.nl/bouten/binnenzeskant/din-7984/din-7984-%5B-%5D-a2-%5B-%5D-m3/7984-2-3x16_100" xlink:type="simple">https://www.rvspaleis.nl/bouten/binnenzeskant/din-7984/din-7984-[-]-a2-[-]-m3/7984-2-3x16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SUM([.E5:.H5])" office:value-type="float" office:value="6" calcext:value-type="float">
            <text:p>6</text:p>
          </table:table-cell>
          <table:table-cell office:value-type="currency" office:currency="EUR" office:value="6.8" calcext:value-type="currency">
            <text:p>€ 6.80</text:p>
          </table:table-cell>
          <table:table-cell table:formula="of:=[.J5]/100" office:value-type="currency" office:currency="EUR" office:value="0.068" calcext:value-type="currency">
            <text:p>€ 0.07</text:p>
          </table:table-cell>
          <table:table-cell table:formula="of:=[.I5]*[.K5]" office:value-type="currency" office:currency="EUR" office:value="0.408" calcext:value-type="currency">
            <text:p>€ 0.41</text:p>
          </table:table-cell>
          <table:table-cell office:value-type="string" calcext:value-type="string">
            <text:p><text:a xlink:href="https://www.rvspaleis.nl/bouten/binnenzeskant/din-7984/din-7984-%5B-%5D-a2-%5B-%5D-m3/7984-2-3x12_100" xlink:type="simple">https://www.rvspaleis.nl/bouten/binnenzeskant/din-7984/din-7984-[-]-a2-[-]-m3/7984-2-3x12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E6:.H6])" office:value-type="float" office:value="32" calcext:value-type="float">
            <text:p>32</text:p>
          </table:table-cell>
          <table:table-cell office:value-type="currency" office:currency="EUR" office:value="5.72" calcext:value-type="currency">
            <text:p>€ 5.72</text:p>
          </table:table-cell>
          <table:table-cell table:formula="of:=[.J6]/100" office:value-type="currency" office:currency="EUR" office:value="0.0572" calcext:value-type="currency">
            <text:p>€ 0.06</text:p>
          </table:table-cell>
          <table:table-cell table:formula="of:=[.I6]*[.K6]" office:value-type="currency" office:currency="EUR" office:value="1.8304" calcext:value-type="currency">
            <text:p>€ 1.83</text:p>
          </table:table-cell>
          <table:table-cell office:value-type="string" calcext:value-type="string">
            <text:p><text:a xlink:href="https://www.rvspaleis.nl/bouten/binnenzeskant/din-7984/din-7984-%5B-%5D-a2-%5B-%5D-m3/7984-2-3x8_100" xlink:type="simple">https://www.rvspaleis.nl/bouten/binnenzeskant/din-7984/din-7984-[-]-a2-[-]-m3/7984-2-3x8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E7:.H7])" office:value-type="float" office:value="4" calcext:value-type="float">
            <text:p>4</text:p>
          </table:table-cell>
          <table:table-cell office:value-type="currency" office:currency="EUR" office:value="5.28" calcext:value-type="currency">
            <text:p>€ 5.28</text:p>
          </table:table-cell>
          <table:table-cell table:formula="of:=[.J7]/100" office:value-type="currency" office:currency="EUR" office:value="0.0528" calcext:value-type="currency">
            <text:p>€ 0.05</text:p>
          </table:table-cell>
          <table:table-cell table:formula="of:=[.I7]*[.K7]" office:value-type="currency" office:currency="EUR" office:value="0.2112" calcext:value-type="currency">
            <text:p>€ 0.21</text:p>
          </table:table-cell>
          <table:table-cell office:value-type="string" calcext:value-type="string">
            <text:p><text:a xlink:href="https://www.rvspaleis.nl/bouten/binnenzeskant/din-7984/din-7984-%5B-%5D-a2-%5B-%5D-m3/7984-2-3x6_100" xlink:type="simple">https://www.rvspaleis.nl/bouten/binnenzeskant/din-7984/din-7984-[-]-a2-[-]-m3/7984-2-3x6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SUM([.E8:.H8])" office:value-type="float" office:value="4" calcext:value-type="float">
            <text:p>4</text:p>
          </table:table-cell>
          <table:table-cell office:value-type="currency" office:currency="EUR" office:value="15.48" calcext:value-type="currency">
            <text:p>€ 15.48</text:p>
          </table:table-cell>
          <table:table-cell table:formula="of:=[.J8]/100" office:value-type="currency" office:currency="EUR" office:value="0.1548" calcext:value-type="currency">
            <text:p>€ 0.15</text:p>
          </table:table-cell>
          <table:table-cell table:formula="of:=[.I8]*[.K8]" office:value-type="currency" office:currency="EUR" office:value="0.6192" calcext:value-type="currency">
            <text:p>€ 0.62</text:p>
          </table:table-cell>
          <table:table-cell office:value-type="string" calcext:value-type="string">
            <text:p><text:a xlink:href="https://www.rvspaleis.nl/bouten/binnenzeskant/din-7984/din-7984-%5B-%5D-a2-%5B-%5D-m4/7984-2-4x30_100" xlink:type="simple">https://www.rvspaleis.nl/bouten/binnenzeskant/din-7984/din-7984-[-]-a2-[-]-m4/7984-2-4x30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E9:.H9])" office:value-type="float" office:value="9" calcext:value-type="float">
            <text:p>9</text:p>
          </table:table-cell>
          <table:table-cell office:value-type="currency" office:currency="EUR" office:value="12.2" calcext:value-type="currency">
            <text:p>€ 12.20</text:p>
          </table:table-cell>
          <table:table-cell table:formula="of:=[.J9]/100" office:value-type="currency" office:currency="EUR" office:value="0.122" calcext:value-type="currency">
            <text:p>€ 0.12</text:p>
          </table:table-cell>
          <table:table-cell table:formula="of:=[.I9]*[.K9]" office:value-type="currency" office:currency="EUR" office:value="1.098" calcext:value-type="currency">
            <text:p>€ 1.10</text:p>
          </table:table-cell>
          <table:table-cell office:value-type="string" calcext:value-type="string">
            <text:p><text:a xlink:href="https://www.rvspaleis.nl/bouten/binnenzeskant/din-7984/din-7984-%5B-%5D-a2-%5B-%5D-m4/7984-2-4x20_100" xlink:type="simple">https://www.rvspaleis.nl/bouten/binnenzeskant/din-7984/din-7984-[-]-a2-[-]-m4/7984-2-4x20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E10:.H10])" office:value-type="float" office:value="28" calcext:value-type="float">
            <text:p>28</text:p>
          </table:table-cell>
          <table:table-cell office:value-type="currency" office:currency="EUR" office:value="8.08" calcext:value-type="currency">
            <text:p>€ 8.08</text:p>
          </table:table-cell>
          <table:table-cell table:formula="of:=[.J10]/100" office:value-type="currency" office:currency="EUR" office:value="0.0808" calcext:value-type="currency">
            <text:p>€ 0.08</text:p>
          </table:table-cell>
          <table:table-cell table:formula="of:=[.I10]*[.K10]" office:value-type="currency" office:currency="EUR" office:value="2.2624" calcext:value-type="currency">
            <text:p>€ 2.26</text:p>
          </table:table-cell>
          <table:table-cell office:value-type="string" calcext:value-type="string">
            <text:p><text:a xlink:href="https://www.rvspaleis.nl/bouten/binnenzeskant/din-7984/din-7984-%5B-%5D-a2-%5B-%5D-m4/7984-2-4x10_100" xlink:type="simple">https://www.rvspaleis.nl/bouten/binnenzeskant/din-7984/din-7984-[-]-a2-[-]-m4/7984-2-4x10_100</text:a> </text:p>
          </table:table-cell>
        </table:table-row>
        <table:table-row table:style-name="ro1">
          <table:table-cell/>
          <table:table-cell office:value-type="string" calcext:value-type="string">
            <text:p>DIN912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E11:.H11])" office:value-type="float" office:value="12" calcext:value-type="float">
            <text:p>12</text:p>
          </table:table-cell>
          <table:table-cell office:value-type="currency" office:currency="EUR" office:value="35.48" calcext:value-type="currency">
            <text:p>€ 35.48</text:p>
          </table:table-cell>
          <table:table-cell table:formula="of:=[.J11]/100" office:value-type="currency" office:currency="EUR" office:value="0.3548" calcext:value-type="currency">
            <text:p>€ 0.35</text:p>
          </table:table-cell>
          <table:table-cell table:formula="of:=[.I11]*[.K11]" office:value-type="currency" office:currency="EUR" office:value="4.2576" calcext:value-type="currency">
            <text:p>€ 4.26</text:p>
          </table:table-cell>
          <table:table-cell office:value-type="string" calcext:value-type="string">
            <text:p><text:a xlink:href="https://www.rvspaleis.nl/bouten/binnenzeskant/din-912/din-912-%5B-%5D-a2/din-912-%5B-%5D-a2-%5B-%5D-m5/912-2-5x60_50" xlink:type="simple">https://www.rvspaleis.nl/bouten/binnenzeskant/din-912/din-912-[-]-a2/din-912-[-]-a2-[-]-m5/912-2-5x60_5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E12:.H12])" office:value-type="float" office:value="8" calcext:value-type="float">
            <text:p>8</text:p>
          </table:table-cell>
          <table:table-cell office:value-type="currency" office:currency="EUR" office:value="15.15" calcext:value-type="currency">
            <text:p>€ 15.15</text:p>
          </table:table-cell>
          <table:table-cell table:formula="of:=[.J12]/100" office:value-type="currency" office:currency="EUR" office:value="0.1515" calcext:value-type="currency">
            <text:p>€ 0.15</text:p>
          </table:table-cell>
          <table:table-cell table:formula="of:=[.I12]*[.K12]" office:value-type="currency" office:currency="EUR" office:value="1.212" calcext:value-type="currency">
            <text:p>€ 1.21</text:p>
          </table:table-cell>
          <table:table-cell office:value-type="string" calcext:value-type="string">
            <text:p><text:a xlink:href="https://www.rvspaleis.nl/bouten/binnenzeskant/din-7984/din-7984-%5B-%5D-a2-%5B-%5D-m5/7984-2-5x25_200" xlink:type="simple">https://www.rvspaleis.nl/bouten/binnenzeskant/din-7984/din-7984-[-]-a2-[-]-m5/7984-2-5x25_2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SUM([.E13:.H13])" office:value-type="float" office:value="13" calcext:value-type="float">
            <text:p>13</text:p>
          </table:table-cell>
          <table:table-cell office:value-type="currency" office:currency="EUR" office:value="17" calcext:value-type="currency">
            <text:p>€ 17.00</text:p>
          </table:table-cell>
          <table:table-cell table:formula="of:=[.J13]/100" office:value-type="currency" office:currency="EUR" office:value="0.17" calcext:value-type="currency">
            <text:p>€ 0.17</text:p>
          </table:table-cell>
          <table:table-cell table:formula="of:=[.I13]*[.K13]" office:value-type="currency" office:currency="EUR" office:value="2.21" calcext:value-type="currency">
            <text:p>€ 2.21</text:p>
          </table:table-cell>
          <table:table-cell office:value-type="string" calcext:value-type="string">
            <text:p><text:a xlink:href="https://www.rvspaleis.nl/bouten/binnenzeskant/din-7984/din-7984-%5B-%5D-a2-%5B-%5D-m5/7984-2-5x20_100" xlink:type="simple">https://www.rvspaleis.nl/bouten/binnenzeskant/din-7984/din-7984-[-]-a2-[-]-m5/7984-2-5x20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E14:.H14])" office:value-type="float" office:value="6" calcext:value-type="float">
            <text:p>6</text:p>
          </table:table-cell>
          <table:table-cell office:value-type="currency" office:currency="EUR" office:value="14.76" calcext:value-type="currency">
            <text:p>€ 14.76</text:p>
          </table:table-cell>
          <table:table-cell table:formula="of:=[.J14]/100" office:value-type="currency" office:currency="EUR" office:value="0.1476" calcext:value-type="currency">
            <text:p>€ 0.15</text:p>
          </table:table-cell>
          <table:table-cell table:formula="of:=[.I14]*[.K14]" office:value-type="currency" office:currency="EUR" office:value="0.8856" calcext:value-type="currency">
            <text:p>€ 0.89</text:p>
          </table:table-cell>
          <table:table-cell office:value-type="string" calcext:value-type="string">
            <text:p><text:a xlink:href="https://www.rvspaleis.nl/bouten/binnenzeskant/din-7984/din-7984-%5B-%5D-a2-%5B-%5D-m5/7984-2-5x16_100" xlink:type="simple">https://www.rvspaleis.nl/bouten/binnenzeskant/din-7984/din-7984-[-]-a2-[-]-m5/7984-2-5x16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SUM([.E15:.H15])" office:value-type="float" office:value="35" calcext:value-type="float">
            <text:p>35</text:p>
          </table:table-cell>
          <table:table-cell office:value-type="currency" office:currency="EUR" office:value="11.76" calcext:value-type="currency">
            <text:p>€ 11.76</text:p>
          </table:table-cell>
          <table:table-cell table:formula="of:=[.J15]/100" office:value-type="currency" office:currency="EUR" office:value="0.1176" calcext:value-type="currency">
            <text:p>€ 0.12</text:p>
          </table:table-cell>
          <table:table-cell table:formula="of:=[.I15]*[.K15]" office:value-type="currency" office:currency="EUR" office:value="4.116" calcext:value-type="currency">
            <text:p>€ 4.12</text:p>
          </table:table-cell>
          <table:table-cell office:value-type="string" calcext:value-type="string">
            <text:p><text:a xlink:href="https://www.rvspaleis.nl/bouten/binnenzeskant/din-7984/din-7984-%5B-%5D-a2-%5B-%5D-m5/7984-2-5x10_100" xlink:type="simple">https://www.rvspaleis.nl/bouten/binnenzeskant/din-7984/din-7984-[-]-a2-[-]-m5/7984-2-5x10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SUM([.E16:.H16])" office:value-type="float" office:value="52" calcext:value-type="float">
            <text:p>52</text:p>
          </table:table-cell>
          <table:table-cell office:value-type="currency" office:currency="EUR" office:value="12.84" calcext:value-type="currency">
            <text:p>€ 12.84</text:p>
          </table:table-cell>
          <table:table-cell table:formula="of:=[.J16]/100" office:value-type="currency" office:currency="EUR" office:value="0.1284" calcext:value-type="currency">
            <text:p>€ 0.13</text:p>
          </table:table-cell>
          <table:table-cell table:formula="of:=[.I16]*[.K16]" office:value-type="currency" office:currency="EUR" office:value="6.6768" calcext:value-type="currency">
            <text:p>€ 6.68</text:p>
          </table:table-cell>
          <table:table-cell office:value-type="string" calcext:value-type="string">
            <text:p><text:a xlink:href="https://www.rvspaleis.nl/bouten/binnenzeskant/din-7984/din-7984-%5B-%5D-a2-%5B-%5D-m5/7984-2-5x8_100" xlink:type="simple">https://www.rvspaleis.nl/bouten/binnenzeskant/din-7984/din-7984-[-]-a2-[-]-m5/7984-2-5x8_100</text:a> </text:p>
          </table:table-cell>
        </table:table-row>
        <table:table-row table:style-name="ro1">
          <table:table-cell table:style-name="ce1" office:value-type="string" calcext:value-type="string">
            <text:p>Nuts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tal</text:p>
          </table:table-cell>
          <table:table-cell table:style-name="ce2" office:value-type="string" calcext:value-type="string">
            <text:p>Price /250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/>
          <table:table-cell office:value-type="string" calcext:value-type="string">
            <text:p>DIN439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Hex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SUM([.E18:.H18])" office:value-type="float" office:value="48" calcext:value-type="float">
            <text:p>48</text:p>
          </table:table-cell>
          <table:table-cell office:value-type="currency" office:currency="EUR" office:value="10.7" calcext:value-type="currency">
            <text:p>€ 10.70</text:p>
          </table:table-cell>
          <table:table-cell table:formula="of:=[.J18]/250" office:value-type="currency" office:currency="EUR" office:value="0.0428" calcext:value-type="currency">
            <text:p>€ 0.04</text:p>
          </table:table-cell>
          <table:table-cell table:formula="of:=[.I18]*[.K18]" office:value-type="currency" office:currency="EUR" office:value="2.0544" calcext:value-type="currency">
            <text:p>€ 2.05</text:p>
          </table:table-cell>
          <table:table-cell office:value-type="string" calcext:value-type="string">
            <text:p><text:a xlink:href="https://www.rvspaleis.nl/moeren/zeskant-moeren/din-439/din-439-%5B-%5D-a2/din-439-%5B-%5D-a2-%5B-%5D-m3/439-2-3_250" xlink:type="simple">https://www.rvspaleis.nl/moeren/zeskant-moeren/din-439/din-439-[-]-a2/din-439-[-]-a2-[-]-m3/439-2-3_250</text:a> </text:p>
          </table:table-cell>
        </table:table-row>
        <table:table-row table:style-name="ro1">
          <table:table-cell/>
          <table:table-cell office:value-type="string" calcext:value-type="string">
            <text:p>DIN56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Squa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SUM([.E19:.H19])" office:value-type="float" office:value="40" calcext:value-type="float">
            <text:p>40</text:p>
          </table:table-cell>
          <table:table-cell office:value-type="currency" office:currency="EUR" office:value="19.18" calcext:value-type="currency">
            <text:p>€ 19.18</text:p>
          </table:table-cell>
          <table:table-cell table:formula="of:=[.J19]/250" office:value-type="currency" office:currency="EUR" office:value="0.07672" calcext:value-type="currency">
            <text:p>€ 0.08</text:p>
          </table:table-cell>
          <table:table-cell table:formula="of:=[.I19]*[.K19]" office:value-type="currency" office:currency="EUR" office:value="3.0688" calcext:value-type="currency">
            <text:p>€ 3.07</text:p>
          </table:table-cell>
          <table:table-cell office:value-type="string" calcext:value-type="string">
            <text:p><text:a xlink:href="https://www.rvspaleis.nl/moeren/vierkantmoeren/din-562/din-562-%5B-%5D-a2-%5B-%5D-m3/562-2-3_100" xlink:type="simple">https://www.rvspaleis.nl/moeren/vierkantmoeren/din-562/din-562-[-]-a2-[-]-m3/562-2-3_100</text:a> </text:p>
          </table:table-cell>
        </table:table-row>
        <table:table-row table:style-name="ro1">
          <table:table-cell/>
          <table:table-cell office:value-type="string" calcext:value-type="string">
            <text:p>DIN439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Hex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formula="of:=SUM([.E20:.H20])" office:value-type="float" office:value="8" calcext:value-type="float">
            <text:p>8</text:p>
          </table:table-cell>
          <table:table-cell office:value-type="currency" office:currency="EUR" office:value="6.7" calcext:value-type="currency">
            <text:p>€ 6.70</text:p>
          </table:table-cell>
          <table:table-cell table:formula="of:=[.J20]/250" office:value-type="currency" office:currency="EUR" office:value="0.0268" calcext:value-type="currency">
            <text:p>€ 0.03</text:p>
          </table:table-cell>
          <table:table-cell table:formula="of:=[.I20]*[.K20]" office:value-type="currency" office:currency="EUR" office:value="0.2144" calcext:value-type="currency">
            <text:p>€ 0.21</text:p>
          </table:table-cell>
          <table:table-cell office:value-type="string" calcext:value-type="string">
            <text:p><text:a xlink:href="https://www.rvspaleis.nl/moeren/zeskant-moeren/din-439/din-439-%5B-%5D-a2/din-439-%5B-%5D-a2-%5B-%5D-m4/439-2-4_250" xlink:type="simple">https://www.rvspaleis.nl/moeren/zeskant-moeren/din-439/din-439-[-]-a2/din-439-[-]-a2-[-]-m4/439-2-4_250</text:a> </text:p>
          </table:table-cell>
        </table:table-row>
        <table:table-row table:style-name="ro1">
          <table:table-cell/>
          <table:table-cell office:value-type="string" calcext:value-type="string">
            <text:p>DIN985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ocknu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E21:.H21])" office:value-type="float" office:value="9" calcext:value-type="float">
            <text:p>9</text:p>
          </table:table-cell>
          <table:table-cell office:value-type="currency" office:currency="EUR" office:value="12.2" calcext:value-type="currency">
            <text:p>€ 12.20</text:p>
          </table:table-cell>
          <table:table-cell table:formula="of:=[.J21]/250" office:value-type="currency" office:currency="EUR" office:value="0.0488" calcext:value-type="currency">
            <text:p>€ 0.05</text:p>
          </table:table-cell>
          <table:table-cell table:formula="of:=[.I21]*[.K21]" office:value-type="currency" office:currency="EUR" office:value="0.4392" calcext:value-type="currency">
            <text:p>€ 0.44</text:p>
          </table:table-cell>
          <table:table-cell office:value-type="string" calcext:value-type="string">
            <text:p><text:a xlink:href="https://www.rvspaleis.nl/moeren/borgmoeren/din-985/din-985-%5B-%5D-a2/din-985-%5B-%5D-a2-%5B-%5D-m4/985-2-4_100" xlink:type="simple">https://www.rvspaleis.nl/moeren/borgmoeren/din-985/din-985-[-]-a2/din-985-[-]-a2-[-]-m4/985-2-4_100</text:a> </text:p>
          </table:table-cell>
        </table:table-row>
        <table:table-row table:style-name="ro1">
          <table:table-cell/>
          <table:table-cell office:value-type="string" calcext:value-type="string">
            <text:p>DIN439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Hex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SUM([.E22:.H22])" office:value-type="float" office:value="14" calcext:value-type="float">
            <text:p>14</text:p>
          </table:table-cell>
          <table:table-cell office:value-type="currency" office:currency="EUR" office:value="8.2" calcext:value-type="currency">
            <text:p>€ 8.20</text:p>
          </table:table-cell>
          <table:table-cell table:formula="of:=[.J22]/250" office:value-type="currency" office:currency="EUR" office:value="0.0328" calcext:value-type="currency">
            <text:p>€ 0.03</text:p>
          </table:table-cell>
          <table:table-cell table:formula="of:=[.I22]*[.K22]" office:value-type="currency" office:currency="EUR" office:value="0.4592" calcext:value-type="currency">
            <text:p>€ 0.46</text:p>
          </table:table-cell>
          <table:table-cell office:value-type="string" calcext:value-type="string">
            <text:p><text:a xlink:href="https://www.rvspaleis.nl/moeren/zeskant-moeren/din-439/din-439-%5B-%5D-a2/din-439-%5B-%5D-a2-%5B-%5D-m5/439-2-5_250" xlink:type="simple">https://www.rvspaleis.nl/moeren/zeskant-moeren/din-439/din-439-[-]-a2/din-439-[-]-a2-[-]-m5/439-2-5_250</text:a> </text:p>
          </table:table-cell>
        </table:table-row>
        <table:table-row table:style-name="ro1">
          <table:table-cell/>
          <table:table-cell office:value-type="string" calcext:value-type="string">
            <text:p>DIN56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Square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E23:.H23])" office:value-type="float" office:value="8" calcext:value-type="float">
            <text:p>8</text:p>
          </table:table-cell>
          <table:table-cell office:value-type="currency" office:currency="EUR" office:value="23.35" calcext:value-type="currency">
            <text:p>€ 23.35</text:p>
          </table:table-cell>
          <table:table-cell table:formula="of:=[.J23]/250" office:value-type="currency" office:currency="EUR" office:value="0.0934" calcext:value-type="currency">
            <text:p>€ 0.09</text:p>
          </table:table-cell>
          <table:table-cell table:formula="of:=[.I23]*[.K23]" office:value-type="currency" office:currency="EUR" office:value="0.7472" calcext:value-type="currency">
            <text:p>€ 0.75</text:p>
          </table:table-cell>
          <table:table-cell office:value-type="string" calcext:value-type="string">
            <text:p><text:a xlink:href="https://www.rvspaleis.nl/moeren/vierkantmoeren/din-562/din-562-%5B-%5D-a2-%5B-%5D-m5/562-2-5_50" xlink:type="simple">https://www.rvspaleis.nl/moeren/vierkantmoeren/din-562/din-562-[-]-a2-[-]-m5/562-2-5_50</text:a>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4</text:p>
          </table:table-cell>
          <table:table-cell office:value-type="string" calcext:value-type="string">
            <text:p>Tee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E24:.H24])" office:value-type="float" office:value="12" calcext:value-type="float">
            <text:p>12</text:p>
          </table:table-cell>
          <table:table-cell office:value-type="currency" office:currency="EUR" office:value="13.05" calcext:value-type="currency">
            <text:p>€ 13.05</text:p>
          </table:table-cell>
          <table:table-cell table:formula="of:=[.J24]/250" office:value-type="currency" office:currency="EUR" office:value="0.0522" calcext:value-type="currency">
            <text:p>€ 0.05</text:p>
          </table:table-cell>
          <table:table-cell table:formula="of:=[.I24]*[.K24]" office:value-type="currency" office:currency="EUR" office:value="0.6264" calcext:value-type="currency">
            <text:p>€ 0.63</text:p>
          </table:table-cell>
          <table:table-cell office:value-type="string" calcext:value-type="string">
            <text:p><text:a xlink:href="https://nl.aliexpress.com/item/32814359094.html?spm=a2g0o.productlist.0.0.1bf449ediKYaWf&amp;algo_pvid=a9d83ccc-948b-4913-acd1" xlink:type="simple">https://nl.aliexpress.com/item/32814359094.html?spm=a2g0o.productlist.0.0.1bf449ediKYaWf&amp;algo_pvid=a9d83ccc-948b-4913-acd1</text:a>-b6e05fbb0251&amp;algo_exp_id=a9d83ccc-948b-4913-acd1-b6e05fbb0251-0&amp;pdp_ext_f=%7B%22sku_id%22%3A%2266498695473%22%7D&amp;pdp_npi=2%40dis%21EUR%21%215.22%21%21%21%21%21%402100bdec16535750153253211edd75%2166498695473%21s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5</text:p>
          </table:table-cell>
          <table:table-cell office:value-type="string" calcext:value-type="string">
            <text:p>Tee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formula="of:=SUM([.E25:.H25])" office:value-type="float" office:value="104" calcext:value-type="float">
            <text:p>104</text:p>
          </table:table-cell>
          <table:table-cell office:value-type="currency" office:currency="EUR" office:value="12.68" calcext:value-type="currency">
            <text:p>€ 12.68</text:p>
          </table:table-cell>
          <table:table-cell table:formula="of:=[.J25]/250" office:value-type="currency" office:currency="EUR" office:value="0.05072" calcext:value-type="currency">
            <text:p>€ 0.05</text:p>
          </table:table-cell>
          <table:table-cell table:formula="of:=[.I25]*[.K25]" office:value-type="currency" office:currency="EUR" office:value="5.27488" calcext:value-type="currency">
            <text:p>€ 5.27</text:p>
          </table:table-cell>
          <table:table-cell office:value-type="string" calcext:value-type="string">
            <text:p><text:a xlink:href="https://nl.aliexpress.com/item/32814359094.html?spm=a2g0o.productlist.0.0.1bf449ediKYaWf&amp;algo_pvid=a9d83ccc-948b-4913-acd1" xlink:type="simple">https://nl.aliexpress.com/item/32814359094.html?spm=a2g0o.productlist.0.0.1bf449ediKYaWf&amp;algo_pvid=a9d83ccc-948b-4913-acd1</text:a> -b6e05fbb0251&amp;algo_exp_id=a9d83ccc-948b-4913-acd1-b6e05fbb0251-0&amp;pdp_ext_f=%7B%22sku_id%22%3A%2266498695473%22%7D&amp;pdp_npi=2%40dis%21EUR%21%215.22%21%21%21%21%21%402100bdec16535750153253211edd75%2166498695473%21sea</text:p>
          </table:table-cell>
        </table:table-row>
        <table:table-row table:style-name="ro1">
          <table:table-cell table:style-name="ce1" office:value-type="string" calcext:value-type="string">
            <text:p>Rings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tal</text:p>
          </table:table-cell>
          <table:table-cell table:style-name="ce2" office:value-type="string" calcext:value-type="string">
            <text:p>Price /250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/>
          <table:table-cell office:value-type="string" calcext:value-type="string">
            <text:p>DIN125A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ing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SUM([.E27:.H27])" office:value-type="float" office:value="50" calcext:value-type="float">
            <text:p>50</text:p>
          </table:table-cell>
          <table:table-cell office:value-type="currency" office:currency="EUR" office:value="2.8" calcext:value-type="currency">
            <text:p>€ 2.80</text:p>
          </table:table-cell>
          <table:table-cell table:formula="of:=[.J27]/250" office:value-type="currency" office:currency="EUR" office:value="0.0112" calcext:value-type="currency">
            <text:p>€ 0.01</text:p>
          </table:table-cell>
          <table:table-cell table:formula="of:=[.I27]*[.K27]" office:value-type="currency" office:currency="EUR" office:value="0.56" calcext:value-type="currency">
            <text:p>€ 0.56</text:p>
          </table:table-cell>
          <table:table-cell office:value-type="string" calcext:value-type="string">
            <text:p><text:a xlink:href="https://www.rvspaleis.nl/ringen/sluitring/din-125a/din-125a-%5B-%5D-a2/din-125a-%5B-%5D-a2-%5B-%5D-m3/125-2-3_250" xlink:type="simple">https://www.rvspaleis.nl/ringen/sluitring/din-125a/din-125a-[-]-a2/din-125a-[-]-a2-[-]-m3/125-2-3_250</text:a> </text:p>
          </table:table-cell>
        </table:table-row>
        <table:table-row table:style-name="ro1">
          <table:table-cell/>
          <table:table-cell office:value-type="string" calcext:value-type="string">
            <text:p>DIN125A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R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SUM([.E28:.H28])" office:value-type="float" office:value="34" calcext:value-type="float">
            <text:p>34</text:p>
          </table:table-cell>
          <table:table-cell office:value-type="currency" office:currency="EUR" office:value="3.4" calcext:value-type="currency">
            <text:p>€ 3.40</text:p>
          </table:table-cell>
          <table:table-cell table:formula="of:=[.J28]/250" office:value-type="currency" office:currency="EUR" office:value="0.0136" calcext:value-type="currency">
            <text:p>€ 0.01</text:p>
          </table:table-cell>
          <table:table-cell table:formula="of:=[.I28]*[.K28]" office:value-type="currency" office:currency="EUR" office:value="0.4624" calcext:value-type="currency">
            <text:p>€ 0.46</text:p>
          </table:table-cell>
          <table:table-cell office:value-type="string" calcext:value-type="string">
            <text:p><text:a xlink:href="https://www.rvspaleis.nl/ringen/sluitring/din-125a/din-125a-%5B-%5D-a2/din-125a-%5B-%5D-a2-%5B-%5D-m4/125-2-4_250" xlink:type="simple">https://www.rvspaleis.nl/ringen/sluitring/din-125a/din-125a-[-]-a2/din-125a-[-]-a2-[-]-m4/125-2-4_250</text:a> </text:p>
          </table:table-cell>
        </table:table-row>
        <table:table-row table:style-name="ro1">
          <table:table-cell/>
          <table:table-cell office:value-type="string" calcext:value-type="string">
            <text:p>DIN125A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Ring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SUM([.E29:.H29])" office:value-type="float" office:value="10" calcext:value-type="float">
            <text:p>10</text:p>
          </table:table-cell>
          <table:table-cell office:value-type="currency" office:currency="EUR" office:value="3.9" calcext:value-type="currency">
            <text:p>€ 3.90</text:p>
          </table:table-cell>
          <table:table-cell table:formula="of:=[.J29]/250" office:value-type="currency" office:currency="EUR" office:value="0.0156" calcext:value-type="currency">
            <text:p>€ 0.02</text:p>
          </table:table-cell>
          <table:table-cell table:formula="of:=[.I29]*[.K29]" office:value-type="currency" office:currency="EUR" office:value="0.156" calcext:value-type="currency">
            <text:p>€ 0.16</text:p>
          </table:table-cell>
          <table:table-cell office:value-type="string" calcext:value-type="string">
            <text:p><text:a xlink:href="https://www.rvspaleis.nl/ringen/sluitring/din-125a/din-125a-%5B-%5D-a2/din-125a-%5B-%5D-a2-%5B-%5D-m5/125-2-5_250" xlink:type="simple">https://www.rvspaleis.nl/ringen/sluitring/din-125a/din-125a-[-]-a2/din-125a-[-]-a2-[-]-m5/125-2-5_250</text:a> </text:p>
          </table:table-cell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Total</text:p>
          </table:table-cell>
          <table:table-cell table:style-name="ce2" table:formula="of:=SUM([.L18:.L28];[.L2:.L16])" office:value-type="currency" office:currency="EUR" office:value="46.92848" calcext:value-type="currency">
            <text:p>€ 46.93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1" number:title="User-defined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5:49:27.073760112</meta:creation-date>
    <dc:date>2022-05-30T15:54:51.424888927</dc:date>
    <meta:editing-duration>PT5M24S</meta:editing-duration>
    <meta:editing-cycles>1</meta:editing-cycles>
    <meta:document-statistic meta:table-count="1" meta:cell-count="301" meta:object-count="0"/>
    <meta:generator>LibreOffice/6.4.7.2$Linux_X86_64 LibreOffice_project/40$Build-2</meta:generator>
  </office:meta>
</office:document-meta>
</file>